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color="#000000" style:font-name="Liberation Sans" fo:font-size="11pt" fo:font-weight="bold" officeooo:paragraph-rsid="0012bd20" style:font-size-asian="11pt" style:font-weight-asian="bold" style:font-size-complex="11pt" style:font-weight-complex="bold"/>
    </style:style>
    <style:style style:name="P2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line-height="130%" fo:text-align="justify" style:justify-single-word="false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2a9b1"/>
      <style:text-properties officeooo:paragraph-rsid="0012bd20"/>
    </style:style>
    <style:style style:name="P3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line-height="130%" fo:text-align="justify" style:justify-single-word="false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2a9b1"/>
      <style:text-properties fo:color="#000000" style:font-name="Liberation Sans" fo:font-size="11pt" fo:font-weight="bold" officeooo:paragraph-rsid="0012bd20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3a640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fo:font-size="11pt" officeooo:paragraph-rsid="0013a640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Liberation Sans"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2bd20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officeooo:rsid="0012bd20"/>
    </style:style>
    <style:style style:name="T3" style:family="text">
      <style:text-properties fo:font-variant="normal" fo:text-transform="none" fo:color="#222222" fo:letter-spacing="normal" fo:font-style="normal" fo:font-weight="normal" officeooo:rsid="0012bd20"/>
    </style:style>
    <style:style style:name="T4" style:family="text">
      <style:text-properties fo:font-variant="normal" fo:text-transform="none" fo:color="#222222" fo:font-size="10.5pt" fo:letter-spacing="normal" fo:font-style="normal" fo:font-weight="normal"/>
    </style:style>
    <style:style style:name="T5" style:family="text">
      <style:text-properties fo:font-variant="normal" fo:text-transform="none" fo:color="#222222" fo:font-size="10.5pt" fo:letter-spacing="normal" fo:font-style="normal" fo:font-weight="normal" officeooo:rsid="0012bd20"/>
    </style:style>
    <style:style style:name="T6" style:family="text">
      <style:text-properties fo:font-variant="normal" fo:text-transform="none" fo:color="#222222" style:font-name="Liberation Sans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ans" fo:letter-spacing="normal" fo:font-style="normal" fo:font-weight="normal"/>
    </style:style>
    <style:style style:name="T8" style:family="text">
      <style:text-properties fo:font-variant="normal" fo:text-transform="none" fo:color="#222222" style:font-name="Liberation Sans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2bd20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12bd20" style:text-blinking="false"/>
    </style:style>
    <style:style style:name="T12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officeooo:rsid="0012bd20" style:text-blinking="false"/>
    </style:style>
    <style:style style:name="T14" style:family="text">
      <style:text-properties fo:font-variant="normal" fo:text-transform="none" fo:color="#0b0080" style:text-line-through-style="none" style:text-line-through-type="none" fo:font-size="8.25pt" fo:letter-spacing="normal" fo:font-style="normal" style:text-underline-style="none" fo:font-weight="normal" officeooo:rsid="0012bd20" style:text-blinking="false"/>
    </style:style>
    <style:style style:name="T15" style:family="text">
      <style:text-properties fo:font-variant="normal" fo:text-transform="none" fo:color="#0b0080" style:text-line-through-style="none" style:text-line-through-type="none" style:font-name="Liberation Sans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style:font-name="Liberation Sans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b0080" style:text-line-through-style="none" style:text-line-through-type="none" style:font-name="Liberation Sans" fo:font-size="11pt" fo:letter-spacing="normal" fo:font-style="normal" style:text-underline-style="none" fo:font-weight="normal" style:text-blinking="false" style:font-size-asian="11pt" style:font-size-complex="11pt"/>
    </style:style>
    <style:style style:name="T18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officeooo:rsid="0012bd20" style:text-blinking="false"/>
    </style:style>
    <style:style style:name="T19" style:family="text">
      <style:text-properties fo:font-variant="normal" fo:text-transform="none" fo:color="#000000" style:text-line-through-style="none" style:text-line-through-type="none" style:font-name="Liberation Sans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ans" fo:font-size="14pt" fo:letter-spacing="normal" fo:font-style="normal" style:text-underline-style="none" fo:font-weight="normal" style:text-blinking="false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ans" fo:font-size="14pt" fo:letter-spacing="normal" fo:font-style="normal" style:text-underline-style="none" fo:font-weight="normal" officeooo:rsid="0012bd20" style:text-blinking="false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fo:font-weight="normal" officeooo:rsid="0012bd20" style:text-blinking="false"/>
    </style:style>
    <style:style style:name="T25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normal" style:text-blinking="false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normal" officeooo:rsid="0012bd20" style:text-blinking="false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bold" officeooo:rsid="0012bd20" style:text-blinking="false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bold" officeooo:rsid="0013a640" style:text-blinking="false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fo:letter-spacing="normal" fo:font-style="normal"/>
    </style:style>
    <style:style style:name="T31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size-complex="14pt"/>
    </style:style>
    <style:style style:name="T33" style:family="text">
      <style:text-properties fo:font-variant="normal" fo:text-transform="none" fo:color="#000000" style:font-name="Liberation Sans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00000" style:font-name="Liberation Sans" fo:font-size="14pt" fo:letter-spacing="normal" fo:font-style="normal" fo:font-weight="normal" officeooo:rsid="0012bd20" style:font-size-asian="14pt" style:font-size-complex="14pt"/>
    </style:style>
    <style:style style:name="T35" style:family="text">
      <style:text-properties fo:font-variant="normal" fo:text-transform="none" fo:color="#000000" style:font-name="Liberation Sans" fo:font-size="14pt" fo:letter-spacing="normal" style:font-size-asian="14pt" style:font-size-complex="14pt"/>
    </style:style>
    <style:style style:name="T36" style:family="text">
      <style:text-properties fo:font-variant="normal" fo:text-transform="none" fo:color="#000000" style:font-name="Liberation Sans" fo:font-size="14pt" fo:letter-spacing="normal" fo:font-style="italic" fo:font-weight="normal" style:font-size-asian="14pt" style:font-size-complex="14pt"/>
    </style:style>
    <style:style style:name="T37" style:family="text">
      <style:text-properties fo:font-variant="normal" fo:text-transform="none" fo:color="#000000" style:font-name="Liberation Sans" fo:letter-spacing="normal"/>
    </style:style>
    <style:style style:name="T38" style:family="text">
      <style:text-properties fo:font-variant="normal" fo:text-transform="none" fo:color="#000000" style:font-name="Liberation Sans" fo:letter-spacing="normal" fo:font-style="normal" fo:font-weight="bold"/>
    </style:style>
    <style:style style:name="T39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style:font-name="Liberation Sans" fo:letter-spacing="normal" fo:font-style="normal" fo:font-weight="bold" officeooo:rsid="0012bd20" style:font-weight-asian="bold" style:font-weight-complex="bold"/>
    </style:style>
    <style:style style:name="T41" style:family="text">
      <style:text-properties fo:font-variant="normal" fo:text-transform="none" fo:color="#000000" style:font-name="Liberation Sans" fo:letter-spacing="normal" fo:font-style="normal" fo:font-weight="bold" officeooo:rsid="0012bd20"/>
    </style:style>
    <style:style style:name="T4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3" style:family="text">
      <style:text-properties fo:font-variant="normal" fo:text-transform="none" fo:color="#000000" style:font-name="Liberation Sans" fo:letter-spacing="normal" fo:font-style="normal" fo:font-weight="normal" officeooo:rsid="0012bd20"/>
    </style:style>
    <style:style style:name="T44" style:family="text">
      <style:text-properties fo:font-variant="normal" fo:text-transform="none" fo:color="#000000" style:font-name="Liberation Sans" fo:letter-spacing="normal" fo:font-style="italic" fo:font-weight="normal"/>
    </style:style>
    <style:style style:name="T45" style:family="text">
      <style:text-properties fo:font-variant="normal" fo:text-transform="none" fo:color="#000000" style:font-name="Liberation Sans" fo:font-size="11pt" fo:letter-spacing="normal" fo:font-style="normal" fo:font-weight="bold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000000" style:font-name="Liberation Sans" fo:font-size="11pt" fo:letter-spacing="normal" fo:font-style="normal" fo:font-weight="bold" officeooo:rsid="0012bd20" style:font-size-asian="11pt" style:font-weight-asian="bold" style:font-size-complex="11pt" style:font-weight-complex="bold"/>
    </style:style>
    <style:style style:name="T47" style:family="text">
      <style:text-properties fo:font-variant="normal" fo:text-transform="none" fo:color="#000000" style:font-name="Liberation Sans" fo:font-size="11pt" fo:letter-spacing="normal" fo:font-style="normal" fo:font-weight="bold" officeooo:rsid="0013a640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000000" style:font-name="Liberation Sans" fo:font-size="11pt" fo:letter-spacing="normal" fo:font-style="normal" fo:font-weight="bold" style:font-size-asian="11pt" style:font-size-complex="11pt"/>
    </style:style>
    <style:style style:name="T49" style:family="text">
      <style:text-properties fo:font-variant="normal" fo:text-transform="none" fo:color="#000000" style:font-name="Liberation Sans" fo:font-size="11pt" fo:letter-spacing="normal" fo:font-style="normal" fo:font-weight="bold" officeooo:rsid="0012bd20" style:font-size-asian="11pt" style:font-size-complex="11pt"/>
    </style:style>
    <style:style style:name="T50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51" style:family="text">
      <style:text-properties fo:font-variant="normal" fo:text-transform="none" fo:color="#000000" style:font-name="Liberation Sans" fo:font-size="11pt" fo:letter-spacing="normal" fo:font-style="normal" fo:font-weight="normal" officeooo:rsid="0012bd20" style:font-size-asian="11pt" style:font-size-complex="11pt"/>
    </style:style>
    <style:style style:name="T52" style:family="text">
      <style:text-properties fo:font-variant="normal" fo:text-transform="none" fo:color="#000000" style:font-name="Liberation Sans" fo:font-size="11pt" fo:letter-spacing="normal" style:font-size-asian="11pt" style:font-size-complex="11pt"/>
    </style:style>
    <style:style style:name="T53" style:family="text">
      <style:text-properties fo:font-variant="normal" fo:text-transform="none" fo:color="#000000" style:font-name="Liberation Sans" fo:font-size="11pt" fo:letter-spacing="normal" fo:font-style="italic" fo:font-weight="normal" style:font-size-asian="11pt" style:font-size-complex="11pt"/>
    </style:style>
    <style:style style:name="T54" style:family="text">
      <style:text-properties fo:font-variant="normal" fo:text-transform="none" fo:letter-spacing="normal" fo:font-style="normal"/>
    </style:style>
    <style:style style:name="T55" style:family="text">
      <style:text-properties fo:font-variant="normal" fo:text-transform="none" fo:letter-spacing="normal" fo:font-style="normal" fo:font-weight="normal" officeooo:rsid="0012bd20"/>
    </style:style>
    <style:style style:name="T56" style:family="text">
      <style:text-properties fo:font-variant="normal" fo:text-transform="none" fo:letter-spacing="normal" fo:font-style="normal" fo:font-weight="normal" officeooo:rsid="0013a640"/>
    </style:style>
    <style:style style:name="T57" style:family="text">
      <style:text-properties fo:font-variant="normal" fo:text-transform="none" fo:letter-spacing="normal" fo:font-style="normal" officeooo:rsid="0012bd20"/>
    </style:style>
    <style:style style:name="T58" style:family="text">
      <style:text-properties fo:font-variant="normal" fo:text-transform="none" fo:letter-spacing="normal" fo:font-style="normal" fo:font-weight="bold" officeooo:rsid="0012bd20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bold" officeooo:rsid="0013a640" style:font-weight-asian="bold" style:font-weight-complex="bold"/>
    </style:style>
    <style:style style:name="T6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2bd20" style:text-blinking="false"/>
    </style:style>
    <style:style style:name="T6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3a640" style:text-blinking="false"/>
    </style:style>
    <style:style style:name="T62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13a640" style:text-blinking="false" style:font-weight-asian="bold" style:font-weight-complex="bold"/>
    </style:style>
    <style:style style:name="T63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12bd20" style:text-blinking="false" style:font-weight-asian="bold" style:font-weight-complex="bold"/>
    </style:style>
    <style:style style:name="T64" style:family="text">
      <style:text-properties fo:font-variant="normal" fo:text-transform="none" style:text-line-through-style="none" style:text-line-through-type="none" style:font-name="Liberation Sans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65" style:family="text">
      <style:text-properties fo:font-variant="normal" fo:text-transform="none" style:text-line-through-style="none" style:text-line-through-type="none" style:font-name="Liberation Sans" fo:font-size="11pt" fo:letter-spacing="normal" fo:font-style="normal" style:text-underline-style="none" fo:font-weight="normal" style:text-blinking="false" style:font-size-asian="11pt" style:font-size-complex="11pt"/>
    </style:style>
    <style:style style:name="T66" style:family="text">
      <style:text-properties fo:font-variant="normal" fo:text-transform="none" style:text-line-through-style="none" style:text-line-through-type="none" style:font-name="Liberation Sans" fo:font-size="11pt" fo:letter-spacing="normal" fo:font-style="normal" style:text-underline-style="none" fo:font-weight="normal" officeooo:rsid="0012bd20" style:text-blinking="false" style:font-size-asian="11pt" style:font-size-complex="11pt"/>
    </style:style>
    <style:style style:name="T67" style:family="text">
      <style:text-properties fo:font-variant="normal" fo:text-transform="none" style:font-name="Liberation Sans" fo:font-size="11pt" fo:letter-spacing="normal" fo:font-style="normal" fo:font-weight="bold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style:font-name="Liberation Sans" fo:font-size="11pt" fo:letter-spacing="normal" fo:font-style="normal" fo:font-weight="bold" officeooo:rsid="0012bd20" style:font-size-asian="11pt" style:font-size-complex="11pt"/>
    </style:style>
    <style:style style:name="T69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/>
    </style:style>
    <style:style style:name="T70" style:family="text">
      <style:text-properties fo:font-variant="normal" fo:text-transform="none" style:font-name="Liberation Sans" fo:font-size="11pt" fo:letter-spacing="normal" fo:font-style="normal" fo:font-weight="normal" officeooo:rsid="0012bd20" style:font-size-asian="11pt" style:font-size-complex="11pt"/>
    </style:style>
    <style:style style:name="T71" style:family="text">
      <style:text-properties fo:font-variant="normal" fo:text-transform="none" style:font-name="Liberation Sans" fo:font-size="11pt" fo:letter-spacing="normal" style:font-size-asian="11pt" style:font-size-complex="11pt"/>
    </style:style>
    <style:style style:name="T72" style:family="text">
      <style:text-properties fo:font-variant="normal" fo:text-transform="none" style:font-name="Liberation Sans" fo:font-size="11pt" fo:letter-spacing="normal" fo:font-style="italic" fo:font-weight="normal" style:font-size-asian="11pt" style:font-size-complex="11pt"/>
    </style:style>
    <style:style style:name="T73" style:family="text">
      <style:text-properties fo:font-variant="normal" fo:text-transform="none" style:font-name="Liberation Sans" fo:letter-spacing="normal" fo:font-style="normal" fo:font-weight="bold" officeooo:rsid="0012bd2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5">Контркульту́ра</text:span><text:span text:style-name="T52"> — </text:span><text:span text:style-name="T50">специфический вид </text:span><text:a xlink:type="simple" xlink:href="https://ru.wikipedia.org/wiki/Субкультура" text:style-name="Internet_20_link" text:visited-style-name="Visited_20_Internet_20_Link"><text:span text:style-name="T25">субкультуры</text:span></text:a><text:span text:style-name="T50">. С точки зрения </text:span><text:a xlink:type="simple" xlink:href="https://ru.wikipedia.org/wiki/Культурология" text:style-name="Internet_20_link" text:visited-style-name="Visited_20_Internet_20_Link"><text:span text:style-name="T25">культурологии</text:span></text:a><text:span text:style-name="T50">, контркультура — это течение, которое отрицает ценности </text:span><text:a xlink:type="simple" xlink:href="https://ru.wikipedia.org/wiki/Доминирующая_культура" text:style-name="Internet_20_link" text:visited-style-name="Visited_20_Internet_20_Link"><text:span text:style-name="T25">доминирующей культуры</text:span></text:a><text:span text:style-name="T50">.</text:span><text:span text:style-name="T51">(</text:span><text:span text:style-name="T49">Доминирующая культура</text:span><text:span text:style-name="T51"> — совокупность принятых в обществе </text:span><text:a xlink:type="simple" xlink:href="https://ru.wikipedia.org/wiki/Норма_(правило)" text:style-name="Internet_20_link" text:visited-style-name="Visited_20_Internet_20_Link"><text:span text:style-name="T27">социальных норм</text:span></text:a><text:span text:style-name="T51">, </text:span><text:a xlink:type="simple" xlink:href="https://ru.wikipedia.org/wiki/Поведение" text:style-name="Internet_20_link" text:visited-style-name="Visited_20_Internet_20_Link"><text:span text:style-name="T27">поведения</text:span></text:a><text:span text:style-name="T51">, </text:span><text:a xlink:type="simple" xlink:href="https://ru.wikipedia.org/wiki/Язык" text:style-name="Internet_20_link" text:visited-style-name="Visited_20_Internet_20_Link"><text:span text:style-name="T27">языка</text:span></text:a><text:span text:style-name="T51">, </text:span><text:a xlink:type="simple" xlink:href="https://ru.wikipedia.org/wiki/Ценность" text:style-name="Internet_20_link" text:visited-style-name="Visited_20_Internet_20_Link"><text:span text:style-name="T27">ценностей</text:span></text:a><text:span text:style-name="T51"> и </text:span><text:a xlink:type="simple" xlink:href="https://ru.wikipedia.org/wiki/Религия" text:style-name="Internet_20_link" text:visited-style-name="Visited_20_Internet_20_Link"><text:span text:style-name="T27">религии</text:span></text:a><text:span text:style-name="T51">. Эти признаки зачастую являются нормой для общества в целом. Доминирующая культура, как правило, достигает господства путём контроля социальных институтов, таких как учебные заведения, коммуникация, художественная культура, право, политический процесс и бизнес.</text:span><text:span text:style-name="T50">Доминирующая культура может быть национальной или этнической в зависимости от сложности организации данного общества и количества населения страны. В то же время общество включает группы людей, которые развивают определённые культурные комплексы, характерные только для этих групп, такие группы называют </text:span><text:a xlink:type="simple" xlink:href="https://ru.wikipedia.org/wiki/Субкультура" text:style-name="Internet_20_link" text:visited-style-name="Visited_20_Internet_20_Link"><text:span text:style-name="T26">субкультурами</text:span></text:a><text:span text:style-name="T50">.</text:span><text:span text:style-name="T51">)</text:span></text:p>
      <text:p text:style-name="P5"><text:span text:style-name="T73">Возникновение</text:span></text:p>
      <text:p text:style-name="P9"><text:span text:style-name="T50">Термин «контркультура» впервые был использован американским социологом </text:span><text:a xlink:type="simple" xlink:href="https://ru.wikipedia.org/wiki/Роззак,_Теодор" text:style-name="Internet_20_link" text:visited-style-name="Visited_20_Internet_20_Link"><text:span text:style-name="T26">Теодором Роззаком</text:span></text:a><text:span text:style-name="T50">, применявшим его для обозначения новых течений в </text:span><text:a xlink:type="simple" xlink:href="https://ru.wikipedia.org/wiki/Искусство" text:style-name="Internet_20_link" text:visited-style-name="Visited_20_Internet_20_Link"><text:span text:style-name="T26">искусстве</text:span></text:a><text:span text:style-name="T50">, противопоставляющих себя традиционной культуре. Контркультура противопоставляла себя тем, что ставила во главу угла чувственно-эмоциональное переживание бытия, находящееся за рамками умозрительно-логических методов познания. Контркультура, как правило, не просто имеет </text:span><text:a xlink:type="simple" xlink:href="https://ru.wikipedia.org/wiki/Парадигма_(философия)" text:style-name="Internet_20_link" text:visited-style-name="Visited_20_Internet_20_Link"><text:span text:style-name="T26">парадигму</text:span></text:a><text:span text:style-name="T50">, отличающуюся от парадигмы </text:span><text:a xlink:type="simple" xlink:href="https://ru.wikipedia.org/wiki/Доминирующая_культура" text:style-name="Internet_20_link" text:visited-style-name="Visited_20_Internet_20_Link"><text:span text:style-name="T26">доминирующей культуры</text:span></text:a><text:span text:style-name="T50">, но и явным образом </text:span><text:span text:style-name="T53">противопоставляет</text:span><text:span text:style-name="T50"> себя доминирующей культуре, ставит под сомнение господствующие культурные ценности, нормы и моральные устои, создаёт свою собственную систему норм и ценностей. Особо ярко контркультура была выражена в «молодёжной революции» 1960-х годов, движении </text:span><text:a xlink:type="simple" xlink:href="https://ru.wikipedia.org/wiki/Хиппи" text:style-name="Internet_20_link" text:visited-style-name="Visited_20_Internet_20_Link"><text:span text:style-name="T26">хиппи</text:span></text:a><text:span text:style-name="T50"> и в 1970-х годах в субкультуре </text:span><text:a xlink:type="simple" xlink:href="https://ru.wikipedia.org/wiki/Панк" text:style-name="Internet_20_link" text:visited-style-name="Visited_20_Internet_20_Link"><text:span text:style-name="T26">панк</text:span></text:a><text:span text:style-name="T50">.В </text:span><text:a xlink:type="simple" xlink:href="https://ru.wikipedia.org/wiki/СССР" text:style-name="Internet_20_link" text:visited-style-name="Visited_20_Internet_20_Link"><text:span text:style-name="T26">СССР</text:span></text:a><text:span text:style-name="T50"> примером контркультуры являлась </text:span><text:a xlink:type="simple" xlink:href="https://ru.wikipedia.org/wiki/Андеграунд" text:style-name="Internet_20_link" text:visited-style-name="Visited_20_Internet_20_Link"><text:span text:style-name="T26">андеграундная</text:span></text:a><text:span text:style-name="T50"> </text:span><text:a xlink:type="simple" xlink:href="https://ru.wikipedia.org/wiki/Русский_рок" text:style-name="Internet_20_link" text:visited-style-name="Visited_20_Internet_20_Link"><text:span text:style-name="T26">рок</text:span></text:a><text:span text:style-name="T50">-культура.</text:span></text:p>
      <text:h text:style-name="P1" text:outline-level="2"><text:span text:style-name="T57">Принцип образования контркультуры</text:span></text:h>
      <text:p text:style-name="P9"><text:span text:style-name="T50">Контркультура — явление, свойственное не только и не столько широко известным и приведенным выше молодёжным движениям XX века. Господствующая культура не способна охватить всё символическое пространство общества. Часть этого пространства «делят» между собой суб- и контркультуры. К таким контркультурам в различных исследованиях относят раннее </text:span><text:a xlink:type="simple" xlink:href="https://ru.wikipedia.org/wiki/Христианство" text:style-name="Internet_20_link" text:visited-style-name="Visited_20_Internet_20_Link"><text:span text:style-name="T26">христианство</text:span></text:a><text:span text:style-name="T50">, прочие религии, коммуны </text:span><text:a xlink:type="simple" xlink:href="https://ru.wikipedia.org/wiki/Утопический_социализм" text:style-name="Internet_20_link" text:visited-style-name="Visited_20_Internet_20_Link"><text:span text:style-name="T26">утопистов</text:span></text:a><text:span text:style-name="T50"> и движение </text:span><text:a xlink:type="simple" xlink:href="https://ru.wikipedia.org/wiki/ВКП_(б)" text:style-name="Internet_20_link" text:visited-style-name="Visited_20_Internet_20_Link"><text:span text:style-name="T26">большевико</text:span></text:a><text:span text:style-name="T27">в</text:span><text:span text:style-name="T50">. Примером контркультуры является также уголовная среда, в замкнутой и обособленной среде которой постоянно формируются и видоизменяются идеологические доктрины, буквально «переворачивающие с ног на голову» общепринятые ценности — честность, трудолюбие, семейную жизнь и т. д.</text:span></text:p>
      <text:h text:style-name="P3" text:outline-level="2"><text:span text:style-name="T54">Преобразование контркультуры</text:span></text:h>
      <text:h text:style-name="P2" text:outline-level="2"><text:span text:style-name="T50">Контркультура со временем обычно превращается в </text:span><text:a xlink:type="simple" xlink:href="https://ru.wikipedia.org/wiki/Мейнстрим" text:style-name="Internet_20_link" text:visited-style-name="Visited_20_Internet_20_Link"><text:span text:style-name="T26">мейнстрим</text:span></text:a><text:span text:style-name="T50">, а потом в классику. Примером этого является леволиберальное движение на западе: первоначально оно представляло собой контркультуру, противодействующую господствующей в то время правой идее, но в последствии стало доминирующей культурой в СМИ, а правые либералы, напротив, стали контркультурой.</text:span></text:h>
      <text:p text:style-name="P8"><text:span text:style-name="T46">Старейшей</text:span><text:span text:style-name="T51"> является контркультура </text:span><text:span text:style-name="T47">преступного</text:span><text:a xlink:type="simple" xlink:href="https://ru.wikipedia.org/wiki/Вор_в_законе" text:style-name="Internet_20_link" text:visited-style-name="Visited_20_Internet_20_Link"><text:span text:style-name="T28"> </text:span></text:a><text:span text:style-name="T29">мира</text:span><text:span text:style-name="T51">. Её появление было вызвано естественным обособлением лиц, нарушающих закон (ссылки в отдалённые места, тюремное заключение, «сходки») от основной культуры. В результате этого образовалась очень жёсткая субкультура с чёткой иерархической лестницей и </text:span><text:span text:style-name="T47">с</text:span><text:span text:style-name="T29">воими законами</text:span><text:span text:style-name="T51">. В разных странах эта субкультура имеет свои отличительные особенности. </text:span><text:span text:style-name="T50">В России после 1990-х годов многие элементы этой субкультуры проникли в массовую культуру: элементы </text:span><text:a xlink:type="simple" xlink:href="https://ru.wikipedia.org/wiki/Уголовный_жаргон" text:style-name="Internet_20_link" text:visited-style-name="Visited_20_Internet_20_Link"><text:span text:style-name="T26">блатного жаргона</text:span></text:a><text:span text:style-name="T50">, </text:span><text:a xlink:type="simple" xlink:href="https://ru.wikipedia.org/wiki/Блатная_песня" text:style-name="Internet_20_link" text:visited-style-name="Visited_20_Internet_20_Link"><text:span text:style-name="T26">блатная песня</text:span></text:a><text:span text:style-name="T50"> и татуировки. Часто </text:span><text:a xlink:type="simple" xlink:href="https://ru.wikipedia.org/wiki/Гопники" text:style-name="Internet_20_link" text:visited-style-name="Visited_20_Internet_20_Link"><text:span text:style-name="T26">гопников</text:span></text:a><text:span text:style-name="T50"> относят к представителям уголовной субкультуры. Однако сами гопники («хулиганы»), не выделяют себя как особую субкультуру, и данное определение можно считать номинальным.</text:span></text:p>
      <text:p text:style-name="P7"><text:soft-page-break/><text:span text:style-name="T50">Ещё один яркий пример контркультуры — радикальная часть субкультуры скинхедов. Зародившись как музыкальная, эта субкультура долгое время была связана с музыкой </text:span><text:a xlink:type="simple" xlink:href="https://ru.wikipedia.org/wiki/Регги" text:style-name="Internet_20_link" text:visited-style-name="Visited_20_Internet_20_Link"><text:span text:style-name="T26">регги</text:span></text:a><text:span text:style-name="T50"> и </text:span><text:a xlink:type="simple" xlink:href="https://ru.wikipedia.org/wiki/Ска" text:style-name="Internet_20_link" text:visited-style-name="Visited_20_Internet_20_Link"><text:span text:style-name="T26">ска</text:span></text:a><text:span text:style-name="T50">, но впоследствии часть скинхедов примкнула к радикальным политическим течениям. Не следует путать саму субкультуру, которая в общем аполитична (таковы, например, </text:span><text:a xlink:type="simple" xlink:href="https://ru.wikipedia.org/wiki/Традиционные_скинхеды" text:style-name="Internet_20_link" text:visited-style-name="Visited_20_Internet_20_Link"><text:span text:style-name="T26">традиционные скинхеды</text:span></text:a><text:span text:style-name="T50">) и радикальную часть субкультуры (контркультуру), которая связана с неонацистами, антикоммунистами и другими политическими убеждениями.</text:span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7:57:54.967115183</meta:creation-date>
    <dc:date>2020-02-16T18:22:21.305583992</dc:date>
    <meta:editing-duration>PT54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" meta:paragraph-count="10" meta:word-count="482" meta:character-count="4043" meta:non-whitespace-character-count="3563"/>
  </office:meta>
</office:document-meta>
</file>